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Standard" style:master-page-name="">
      <loext:graphic-properties draw:fill="none"/>
      <style:paragraph-properties fo:margin-left="0cm" fo:margin-right="-1.7cm" fo:text-align="center" style:justify-single-word="false" fo:text-indent="0cm" style:auto-text-indent="false" style:page-number="auto" fo:background-color="transparent"/>
      <style:text-properties fo:font-size="13pt" style:font-size-asian="13pt" style:font-size-complex="13pt"/>
    </style:style>
    <style:style style:name="P3" style:family="paragraph" style:parent-style-name="Standard" style:master-page-name="">
      <loext:graphic-properties draw:fill="none"/>
      <style:paragraph-properties fo:margin-left="0cm" fo:margin-right="-1.7cm" fo:text-align="center" style:justify-single-word="false" fo:text-indent="0cm" style:auto-text-indent="false" style:page-number="auto" fo:background-color="transparent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>
      <style:paragraph-properties fo:text-align="center"/>
      <style:text-properties style:font-name="F" fo:font-size="10.5pt" style:font-size-asian="10.5pt" style:font-size-complex="10.5pt"/>
    </style:style>
    <style:style style:name="P6" style:family="paragraph">
      <style:paragraph-properties fo:text-align="center"/>
      <style:text-properties style:font-name="F" fo:font-size="10.5pt" fo:font-weight="bold" style:font-size-asian="10.5pt" style:font-weight-asian="bold" style:font-size-complex="10.5pt" style:font-weight-complex="bold"/>
    </style:style>
    <style:style style:name="P7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>
      <style:paragraph-properties fo:text-align="justify"/>
      <style:text-properties fo:font-size="10.5pt" style:font-size-asian="10.5pt" style:font-size-complex="10.5pt"/>
    </style:style>
    <style:style style:name="P9" style:family="paragraph">
      <style:paragraph-properties fo:text-align="justify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>
      <style:paragraph-properties fo:text-align="center"/>
      <style:text-properties style:font-name="F" fo:font-size="13pt" style:font-size-asian="13pt" style:font-size-complex="13pt"/>
    </style:style>
    <style:style style:name="P11" style:family="paragraph">
      <style:paragraph-properties fo:text-align="center"/>
      <style:text-properties style:font-name="F"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03c634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style:font-name="F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textarea-horizontal-align="justify" draw:textarea-vertical-align="middle" draw:auto-grow-height="false" fo:min-height="2.032cm" fo:min-width="7.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32cm" fo:min-width="0.0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565cm" fo:min-width="6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773cm" fo:min-width="3.4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764cm" fo:min-width="7.3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34cm" fo:min-width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023cm" fo:min-width="0.0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309cm" fo:min-width="2.2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478cm" fo:min-width="5.7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189cm" fo:min-width="1.6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632cm" fo:min-width="5.2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353cm" fo:min-width="2.0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522cm" fo:min-width="4.2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31cm" fo:min-width="1.4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2.402cm" fo:min-width="3.9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431cm" fo:min-width="0.2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06cm" fo:min-width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2.425cm" fo:min-width="5.9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176cm" fo:min-width="1.4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035cm" fo:min-width="0.0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4" svg:width="7.28cm" svg:height="2.033cm" svg:x="5.699cm" svg:y="-1.279cm"><text:p text:style-name="P4"><text:span text:style-name="T2">Program to </text:span><text:span text:style-name="T2">check </text:span><text:span text:style-name="T2">correctness </text:span><text:span text:style-name="T2">limited to '{'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3" draw:name="Shape4" draw:style-name="gr4" draw:text-style-name="P7" svg:width="3.484cm" svg:height="0.773cm" svg:x="12.882cm" svg:y="0.482cm"><text:p><text:span text:style-name="T2">For printf functions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5" draw:name="Shape6" draw:style-name="gr6" svg:width="1.301cm" svg:height="0.265cm" svg:x="11.25cm" svg:y="0.0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#include &lt;stdio.h&gt;</text:p>
      <text:p text:style-name="P1">#include &lt;stdlib.h&gt;</text:p>
      <text:p text:style-name="P1"><draw:custom-shape text:anchor-type="paragraph" draw:z-index="1" draw:name="Shape2" draw:style-name="gr2" svg:width="0.024cm" svg:height="0.133cm" svg:x="2.436cm" svg:y="0.303cm"><text:p/><draw:enhanced-geometry svg:viewBox="0 0 21600 21600" draw:type="rectangle" draw:enhanced-path="M 0 0 L 21600 0 21600 21600 0 21600 0 0 Z N"/></draw:custom-shape><draw:custom-shape text:anchor-type="paragraph" draw:z-index="4" draw:name="Shape5" draw:style-name="gr5" draw:text-style-name="P9" svg:width="7.367cm" svg:height="1.765cm" svg:x="0.026cm" svg:y="0.3cm"><text:p text:style-name="P8"><text:span text:style-name="T2">Standard library includes functions involving </text:span></text:p><text:p text:style-name="P8"><text:span text:style-name="T2">memory allocation,</text:span></text:p><text:p text:style-name="P8"><text:span text:style-name="T2"><text:s/></text:span><text:span text:style-name="T2">process control, conversions and others.</text:span></text:p><draw:enhanced-geometry svg:viewBox="0 0 21600 21600" draw:type="rectangle" draw:enhanced-path="M 0 0 L 21600 0 21600 21600 0 21600 0 0 Z N"/></draw:custom-shape>#include &lt;string.h&gt;</text:p>
      <text:p text:style-name="P1">int main()</text:p>
      <text:p text:style-name="P1"><draw:custom-shape text:anchor-type="paragraph" draw:z-index="2" draw:name="Shape3" draw:style-name="gr3" draw:text-style-name="P6" svg:width="6.901cm" svg:height="1.565cm" svg:x="13.395cm" svg:y="0.097cm"><text:p text:style-name="P5"><text:span text:style-name="T3">Initial balance factor equals zero</text:span></text:p><draw:enhanced-geometry svg:viewBox="0 0 21600 21600" draw:type="rectangle" draw:enhanced-path="M 0 0 L 21600 0 21600 21600 0 21600 0 0 Z N"/></draw:custom-shape>{</text:p>
      <text:p text:style-name="P1"><text:tab/>char expr[100];</text:p>
      <text:p text:style-name="P1"><draw:custom-shape text:anchor-type="paragraph" draw:z-index="7" draw:name="Shape7" draw:style-name="gr8" svg:width="2.206cm" svg:height="0.309cm" svg:x="11.074cm" svg:y="0.069cm"><text:p/><draw:enhanced-geometry svg:viewBox="0 0 21600 21600" draw:text-areas="0 ?f0 ?f5 ?f2" draw:mirror-vertic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int bf = 0; </text:p>
      <text:p text:style-name="P2"><text:tab/>int i;</text:p>
      <text:p text:style-name="P1"><draw:custom-shape text:anchor-type="paragraph" draw:z-index="6" draw:name="Shape8" draw:style-name="gr7" svg:width="0.089cm" svg:height="0.045cm" svg:x="13.123cm" svg:y="0.1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text:s text:c="4"/>char file_name[100];</text:p>
      <text:p text:style-name="P1"><text:s text:c="4"/>printf("Enter file name: \n");</text:p>
      <text:p text:style-name="P1"><text:s text:c="4"/>scanf("%s", file_name);</text:p>
      <text:p text:style-name="P1"/>
      <text:p text:style-name="P1"><text:s text:c="5"/></text:p>
      <text:p text:style-name="P1"><draw:custom-shape text:anchor-type="paragraph" draw:z-index="8" draw:name="Shape9" draw:style-name="gr9" draw:text-style-name="P11" svg:width="5.756cm" svg:height="1.479cm" svg:x="14.623cm" svg:y="0.081cm"><text:p text:style-name="P10"><text:span text:style-name="T3">Reading data </text:span><text:span text:style-name="T3">from the file</text:span></text:p><draw:enhanced-geometry svg:viewBox="0 0 21600 21600" draw:type="rectangle" draw:enhanced-path="M 0 0 L 21600 0 21600 21600 0 21600 0 0 Z N"/></draw:custom-shape><text:s text:c="4"/>FILE *f = fopen(file_name, "rb");</text:p>
      <text:p text:style-name="P1"><draw:custom-shape text:anchor-type="paragraph" draw:z-index="9" draw:name="Shape10" draw:style-name="gr10" svg:width="1.92cm" svg:height="0.376cm" svg:x="12.55cm" svg:y="0.3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4"/>fseek(f, 0, SEEK_END);</text:p>
      <text:p text:style-name="P1"><text:s text:c="4"/>long fsize = ftell(f);</text:p>
      <text:p text:style-name="P1"><text:s text:c="4"/>fseek(f, 0, SEEK_SET); <text:s/></text:p>
      <text:p text:style-name="P1"><draw:custom-shape text:anchor-type="paragraph" draw:z-index="15" draw:name="Shape16" draw:style-name="gr16" svg:width="0.465cm" svg:height="1.634cm" svg:x="5.098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8" draw:style-name="gr18" draw:text-style-name="P7" svg:width="5.91cm" svg:height="2.426cm" svg:x="14.623cm" svg:y="0.425cm"><text:p><text:span text:style-name="T2"><text:s/></text:span><text:span text:style-name="T2">malloc is </text:span><text:span text:style-name="T2">used to </text:span><text:span text:style-name="T2">allocate a </text:span><text:span text:style-name="T2">certain</text:span></text:p><text:p><text:span text:style-name="T2"><text:s/></text:span><text:span text:style-name="T2">amount of </text:span><text:span text:style-name="T2">memory </text:span><text:span text:style-name="T2">during </text:span></text:p><text:p><text:span text:style-name="T2">the execution</text:span></text:p><text:p><text:span text:style-name="T2"><text:s/></text:span><text:span text:style-name="T2">of a </text:span><text:span text:style-name="T2">program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18" draw:name="Shape19" draw:style-name="gr19" svg:width="1.676cm" svg:height="0.354cm" svg:x="12.838cm" svg:y="0.29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4"/>char *string = malloc(fsize + 1);</text:p>
      <text:p text:style-name="P1"><draw:custom-shape text:anchor-type="paragraph" draw:z-index="16" draw:name="Shape17" draw:style-name="gr17" svg:width="0.003cm" svg:height="0.068cm" svg:x="4.304cm" svg:y="0.3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4"/>fread(string, fsize, 1, f);</text:p>
      <text:p text:style-name="P1"><draw:custom-shape text:anchor-type="paragraph" draw:z-index="14" draw:name="Shape15" draw:style-name="gr15" draw:text-style-name="P7" svg:width="3.902cm" svg:height="2.403cm" svg:x="1.438cm" svg:y="0.222cm"><text:p><text:span text:style-name="T2">fseek() is used to move</text:span></text:p><text:p><text:span text:style-name="T2"><text:s/></text:span><text:span text:style-name="T2">file pointer associated</text:span></text:p><text:p><text:span text:style-name="T2"><text:s/></text:span><text:span text:style-name="T2">with a given fileto a</text:span></text:p><text:p><text:span text:style-name="T2"><text:s/></text:span><text:span text:style-name="T2">specific</text:span></text:p><text:p><text:span text:style-name="T2"><text:s/></text:span><text:span text:style-name="T2">position.</text:span></text:p><draw:enhanced-geometry svg:viewBox="0 0 21600 21600" draw:type="rectangle" draw:enhanced-path="M 0 0 L 21600 0 21600 21600 0 21600 0 0 Z N"/></draw:custom-shape><draw:custom-shape text:anchor-type="paragraph" draw:z-index="19" draw:name="Shape20" draw:style-name="gr20" svg:width="0.003cm" svg:height="0.068cm" svg:x="13.917cm" svg:y="0.4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4"/>fclose(f);</text:p>
      <text:p text:style-name="P1"><text:s text:c="4"/>string[fsize] = 0;</text:p>
      <text:p text:style-name="P1"/>
      <text:p text:style-name="P1"><text:s text:c="4"/>strcpy(expr, string);</text:p>
      <text:p text:style-name="P1"/>
      <text:p text:style-name="P1"><text:tab/></text:p>
      <text:p text:style-name="P1"><text:tab/>i = 0;</text:p>
      <text:p text:style-name="P1"><draw:custom-shape text:anchor-type="paragraph" draw:z-index="10" draw:name="Shape11" draw:style-name="gr11" draw:text-style-name="P11" svg:width="5.271cm" svg:height="1.632cm" svg:x="14.975cm" svg:y="0.032cm"><text:p text:style-name="P10"><text:span text:style-name="T3">Scanning will get started</text:span></text:p><draw:enhanced-geometry svg:viewBox="0 0 21600 21600" draw:type="rectangle" draw:enhanced-path="M 0 0 L 21600 0 21600 21600 0 21600 0 0 Z N"/></draw:custom-shape><text:tab/>while(expr [i] != '\0')</text:p>
      <text:p text:style-name="P1"><draw:custom-shape text:anchor-type="paragraph" draw:z-index="11" draw:name="Shape12" draw:style-name="gr12" svg:width="2.317cm" svg:height="0.706cm" svg:x="12.55cm" svg:y="0.09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{if (expr[i] == '{')</text:p>
      <text:p text:style-name="P1"><text:tab/> <text:s/>bf++ ;</text:p>
      <text:p text:style-name="P1"><text:tab/> <text:s/>else if (expr[i] == '}'){<text:tab/></text:p>
      <text:p text:style-name="P1"><text:tab/> <text:s/>bf-- ;</text:p>
      <text:p text:style-name="P1"><text:tab/> <text:s/>if (bf &lt; 0)</text:p>
      <text:p text:style-name="P1"><text:s text:c="9"/>break; </text:p>
      <text:p text:style-name="P1"><text:tab/> <text:s/><text:tab/>}</text:p>
      <text:p text:style-name="P1"><text:tab/> <text:s/><text:tab/>i++; <text:s/><text:span text:style-name="T1">}</text:span></text:p>
      <text:p text:style-name="P1"/>
      <text:p text:style-name="P1"/>
      <text:p text:style-name="P1"><draw:custom-shape text:anchor-type="paragraph" draw:z-index="12" draw:name="Shape13" draw:style-name="gr13" draw:text-style-name="P7" svg:width="4.299cm" svg:height="1.523cm" svg:x="15.614cm" svg:y="0.212cm"><text:p><text:span text:style-name="T2">For printing output result </text:span></text:p><draw:enhanced-geometry svg:viewBox="0 0 21600 21600" draw:type="rectangle" draw:enhanced-path="M 0 0 L 21600 0 21600 21600 0 21600 0 0 Z N"/></draw:custom-shape>if (bf == 0)</text:p>
      <text:p text:style-name="P1"><draw:custom-shape text:anchor-type="paragraph" draw:z-index="13" draw:name="Shape14" draw:style-name="gr14" svg:width="1.698cm" svg:height="0.618cm" svg:x="13.587cm" svg:y="0.2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printf(" Balanced Paranthesis.\n");</text:p>
      <text:p text:style-name="P1">else</text:p>
      <text:p text:style-name="P1"><text:tab/>printf("Unbalanced Paranthesis.\n");</text:p>
      <text:p text:style-name="P1">return 0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132cm" fo:margin-right="1.9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00:09.044567634</meta:creation-date>
    <dc:date>2018-12-03T19:44:25.995493016</dc:date>
    <meta:editing-duration>PT1M13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38" meta:word-count="97" meta:character-count="685" meta:non-whitespace-character-count="526"/>
  </office:meta>
</office:document-meta>
</file>